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82cm"/>
    </style:style>
    <style:style style:name="co2" style:family="table-column">
      <style:table-column-properties fo:break-before="auto" style:column-width="1.63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1.863cm"/>
    </style:style>
    <style:style style:name="co8" style:family="table-column">
      <style:table-column-properties fo:break-before="auto" style:column-width="25.569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10.986cm"/>
    </style:style>
    <style:style style:name="co11" style:family="table-column">
      <style:table-column-properties fo:break-before="auto" style:column-width="15.854cm"/>
    </style:style>
    <style:style style:name="co12" style:family="table-column">
      <style:table-column-properties fo:break-before="auto" style:column-width="15.748cm"/>
    </style:style>
    <style:style style:name="co13" style:family="table-column">
      <style:table-column-properties fo:break-before="auto" style:column-width="20.003cm"/>
    </style:style>
    <style:style style:name="co14" style:family="table-column">
      <style:table-column-properties fo:break-before="auto" style:column-width="14.965cm"/>
    </style:style>
    <style:style style:name="co15" style:family="table-column">
      <style:table-column-properties fo:break-before="auto" style:column-width="12.23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5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87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order-bottom="0.002cm solid #000000" fo:border-left="none" fo:border-right="0.002cm solid #000000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-bottom="none" fo:border-left="none" fo:border-right="0.002cm solid #000000" fo:border-top="none"/>
    </style:style>
    <style:style style:name="ce3" style:family="table-cell" style:parent-style-name="Default" style:data-style-name="N0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0.002cm solid #000000"/>
    </style:style>
    <style:style style:name="ce7" style:family="table-cell" style:parent-style-name="Default" style:data-style-name="N0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ackground-color="#cccccc" fo:border-left="0.002cm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fo:border-left="0.002cm solid #000000" fo:border-right="0.002cm solid #000000" fo:border-top="none"/>
    </style:style>
    <style:style style:name="ce13" style:family="table-cell" style:parent-style-name="Default" style:data-style-name="N30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30">
      <style:table-cell-properties fo:wrap-option="wrap" style:vertical-align="automatic"/>
    </style:style>
    <style:style style:name="ce15" style:family="table-cell" style:parent-style-name="Default" style:data-style-name="N0">
      <style:table-cell-properties fo:border-bottom="none" fo:wrap-option="wrap" fo:border-left="0.002cm solid #000000" fo:border-right="0.002cm solid #000000" fo:border-top="none" style:vertical-align="automatic"/>
    </style:style>
    <style:style style:name="ce16" style:family="table-cell" style:parent-style-name="Default" style:data-style-name="N30">
      <style:table-cell-properties fo:border-bottom="none" fo:wrap-option="wrap" fo:border-left="0.002cm solid #000000" fo:border-right="none" fo:border-top="none" style:vertical-align="automatic"/>
    </style:style>
    <style:style style:name="ce17" style:family="table-cell" style:parent-style-name="Default" style:data-style-name="N0">
      <style:table-cell-properties fo:border-bottom="none" fo:wrap-option="wrap" fo:border-left="none" fo:border-right="0.002cm solid #000000" fo:border-top="none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Tota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4" table:number-columns-repeated="3" table:default-cell-style-name="ce4"/>
        <table:table-column table:style-name="co6" table:default-cell-style-name="ce4"/>
        <table:table-column table:style-name="co7" table:number-columns-repeated="1008" table:default-cell-style-name="ce4"/>
        <table:table-row table:style-name="ro1">
          <table:table-cell table:style-name="ce1" office:value-type="string">
            <text:p>Naam</text:p>
          </table:table-cell>
          <table:table-cell table:style-name="ce5" table:formula="of:=CONCATENATE(&quot;Week &quot;;TEXT(COLUMN()-1;0))" office:value-type="string" office:string-value="Week 1">
            <text:p>Week 1</text:p>
          </table:table-cell>
          <table:table-cell table:style-name="ce5" table:formula="of:=CONCATENATE(&quot;Week &quot;;TEXT(COLUMN()-1;0))" office:value-type="string" office:string-value="Week 2">
            <text:p>Week 2</text:p>
          </table:table-cell>
          <table:table-cell table:style-name="ce5" table:formula="of:=CONCATENATE(&quot;Week &quot;;TEXT(COLUMN()-1;0))" office:value-type="string" office:string-value="Week 3">
            <text:p>Week 3</text:p>
          </table:table-cell>
          <table:table-cell table:style-name="ce5" table:formula="of:=CONCATENATE(&quot;Week &quot;;TEXT(COLUMN()-1;0))" office:value-type="string" office:string-value="Week 4">
            <text:p>Week 4</text:p>
          </table:table-cell>
          <table:table-cell table:style-name="ce5" table:formula="of:=CONCATENATE(&quot;Week &quot;;TEXT(COLUMN()-1;0))" office:value-type="string" office:string-value="Week 5">
            <text:p>Week 5</text:p>
          </table:table-cell>
          <table:table-cell table:style-name="ce5" table:formula="of:=CONCATENATE(&quot;Week &quot;;TEXT(COLUMN()-1;0))" office:value-type="string" office:string-value="Week 6">
            <text:p>Week 6</text:p>
          </table:table-cell>
          <table:table-cell table:style-name="ce5" table:formula="of:=CONCATENATE(&quot;Week &quot;;TEXT(COLUMN()-1;0))" office:value-type="string" office:string-value="Week 7">
            <text:p>Week 7</text:p>
          </table:table-cell>
          <table:table-cell table:number-columns-repeated="2" table:style-name="ce5" office:value-type="string">
            <text:p>Paasvakantie</text:p>
          </table:table-cell>
          <table:table-cell table:style-name="ce5" table:formula="of:=CONCATENATE(&quot;Week &quot;;TEXT(COLUMN()-1;0))" office:value-type="string" office:string-value="Week 10">
            <text:p>Week 10</text:p>
          </table:table-cell>
          <table:table-cell table:style-name="ce5" table:formula="of:=CONCATENATE(&quot;Week &quot;;TEXT(COLUMN()-1;0))" office:value-type="string" office:string-value="Week 11">
            <text:p>Week 11</text:p>
          </table:table-cell>
          <table:table-cell table:style-name="ce5" table:formula="of:=CONCATENATE(&quot;Week &quot;;TEXT(COLUMN()-1;0))" office:value-type="string" office:string-value="Week 12">
            <text:p>Week 12</text:p>
          </table:table-cell>
          <table:table-cell table:style-name="ce5" table:formula="of:=CONCATENATE(&quot;Week &quot;;TEXT(COLUMN()-1;0))" office:value-type="string" office:string-value="Week 13">
            <text:p>Week 13</text:p>
          </table:table-cell>
          <table:table-cell table:style-name="ce5" table:formula="of:=CONCATENATE(&quot;Week &quot;;TEXT(COLUMN()-1;0))" office:value-type="string" office:string-value="Week 14">
            <text:p>Week 14</text:p>
          </table:table-cell>
          <table:table-cell table:style-name="ce5" office:value-type="string">
            <text:p>Tota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Steven Bastiaens</text:p>
          </table:table-cell>
          <table:table-cell table:formula="of:=[Steven_Bastiaens.C12]" office:value-type="float" office:value="6.5">
            <text:p>6.5</text:p>
          </table:table-cell>
          <table:table-cell table:formula="of:=[Steven_Bastiaens.C24]" office:value-type="float" office:value="6.75">
            <text:p>6.75</text:p>
          </table:table-cell>
          <table:table-cell table:formula="of:=[Steven_Bastiaens.C37]" office:value-type="float" office:value="19.15">
            <text:p>19.15</text:p>
          </table:table-cell>
          <table:table-cell table:formula="of:=[Steven_Bastiaens.C49]" office:value-type="float" office:value="3.25">
            <text:p>3.25</text:p>
          </table:table-cell>
          <table:table-cell table:formula="of:=[Steven_Bastiaens.C61]" office:value-type="float" office:value="0">
            <text:p>0</text:p>
          </table:table-cell>
          <table:table-cell table:number-columns-repeated="9"/>
          <table:table-cell table:style-name="ce8" table:formula="of:=SUM([.B2:.O2])" office:value-type="float" office:value="35.65">
            <text:p>35.6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Benjamin Coussaert</text:p>
          </table:table-cell>
          <table:table-cell table:style-name="ce6" table:formula="of:=[Benjamin_Cousaert.C12]" office:value-type="float" office:value="3">
            <text:p>3</text:p>
          </table:table-cell>
          <table:table-cell table:style-name="ce6" table:formula="of:=[Benjamin_Cousaert.C24]" office:value-type="float" office:value="5.25">
            <text:p>5.25</text:p>
          </table:table-cell>
          <table:table-cell table:style-name="ce6" table:formula="of:=[Benjamin_Cousaert.C45]" office:value-type="float" office:value="23.25">
            <text:p>23.25</text:p>
          </table:table-cell>
          <table:table-cell table:style-name="ce6" table:formula="of:=[Benjamin_Cousaert.C57]" office:value-type="float" office:value="7.5">
            <text:p>7.5</text:p>
          </table:table-cell>
          <table:table-cell table:style-name="ce6" table:formula="of:=[Benjamin_Cousaert.D57]" office:value-type="float" office:value="0">
            <text:p>0</text:p>
          </table:table-cell>
          <table:table-cell table:number-columns-repeated="9"/>
          <table:table-cell table:style-name="ce8" table:formula="of:=SUM([.B3:.O3])" office:value-type="float" office:value="39">
            <text:p>39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ls Mak</text:p>
          </table:table-cell>
          <table:table-cell table:formula="of:=[Nils_Mak.C12]" office:value-type="float" office:value="4.5">
            <text:p>4.5</text:p>
          </table:table-cell>
          <table:table-cell table:formula="of:=[Nils_Mak.C24]" office:value-type="float" office:value="6.5">
            <text:p>6.5</text:p>
          </table:table-cell>
          <table:table-cell table:formula="of:=[Nils_Mak.C39]" office:value-type="float" office:value="15.15">
            <text:p>15.15</text:p>
          </table:table-cell>
          <table:table-cell table:formula="of:=[Nils_Mak.C51]" office:value-type="float" office:value="5.25">
            <text:p>5.25</text:p>
          </table:table-cell>
          <table:table-cell table:formula="of:=[Nils_Mak.C69]" office:value-type="float" office:value="0">
            <text:p>0</text:p>
          </table:table-cell>
          <table:table-cell table:number-columns-repeated="9"/>
          <table:table-cell table:style-name="ce8" table:formula="of:=SUM([.B4:.O4])" office:value-type="float" office:value="31.4">
            <text:p>31.4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Niko Strijbol</text:p>
          </table:table-cell>
          <table:table-cell table:formula="of:=[Niko_Strijbol.C12]" office:value-type="float" office:value="3.5">
            <text:p>3.5</text:p>
          </table:table-cell>
          <table:table-cell table:formula="of:=[Niko_Strijbol.C24]" office:value-type="float" office:value="8.5">
            <text:p>8.5</text:p>
          </table:table-cell>
          <table:table-cell table:formula="of:=[Niko_Strijbol.C45]" office:value-type="float" office:value="16.33">
            <text:p>16.33</text:p>
          </table:table-cell>
          <table:table-cell table:formula="of:=[Niko_Strijbol.C57]" office:value-type="float" office:value="0">
            <text:p>0</text:p>
          </table:table-cell>
          <table:table-cell table:formula="of:=[Niko_Strijbol.C69]" office:value-type="float" office:value="0">
            <text:p>0</text:p>
          </table:table-cell>
          <table:table-cell table:number-columns-repeated="9"/>
          <table:table-cell table:style-name="ce8" table:formula="of:=SUM([.B5:.O5])" office:value-type="float" office:value="28.33">
            <text:p>28.33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omien Van Steendam</text:p>
          </table:table-cell>
          <table:table-cell table:formula="of:=[Domien_Van_Steendam.C12]" office:value-type="float" office:value="9">
            <text:p>9</text:p>
          </table:table-cell>
          <table:table-cell table:formula="of:=[Domien_Van_Steendam.C24]" office:value-type="float" office:value="6.75">
            <text:p>6.75</text:p>
          </table:table-cell>
          <table:table-cell table:formula="of:=[Domien_Van_Steendam.C36]" office:value-type="float" office:value="20">
            <text:p>20</text:p>
          </table:table-cell>
          <table:table-cell table:formula="of:=[Domien_Van_Steendam.C48]" office:value-type="float" office:value="1">
            <text:p>1</text:p>
          </table:table-cell>
          <table:table-cell table:formula="of:=[Domien_Van_Steendam.C60]" office:value-type="float" office:value="0">
            <text:p>0</text:p>
          </table:table-cell>
          <table:table-cell table:number-columns-repeated="9"/>
          <table:table-cell table:style-name="ce8" table:formula="of:=SUM([.B6:.O6])" office:value-type="float" office:value="36.75">
            <text:p>36.7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Karel VandenBussche</text:p>
          </table:table-cell>
          <table:table-cell table:formula="of:=[Karel_VandenBussche.C12]" office:value-type="float" office:value="3.5">
            <text:p>3.5</text:p>
          </table:table-cell>
          <table:table-cell table:formula="of:=[Karel_VandenBussche.C24]" office:value-type="float" office:value="6">
            <text:p>6</text:p>
          </table:table-cell>
          <table:table-cell table:formula="of:=[Karel_VandenBussche.C37]" office:value-type="float" office:value="16.75">
            <text:p>16.75</text:p>
          </table:table-cell>
          <table:table-cell table:formula="of:=[Karel_VandenBussche.C49]" office:value-type="float" office:value="0">
            <text:p>0</text:p>
          </table:table-cell>
          <table:table-cell table:formula="of:=[Karel_VandenBussche.C61]" office:value-type="float" office:value="0">
            <text:p>0</text:p>
          </table:table-cell>
          <table:table-cell table:number-columns-repeated="9"/>
          <table:table-cell table:style-name="ce8" table:formula="of:=SUM([.B7:.O7])" office:value-type="float" office:value="26.25">
            <text:p>26.25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David Vandorpe</text:p>
          </table:table-cell>
          <table:table-cell table:formula="of:=[David_Vandorpe.C12]" office:value-type="float" office:value="4.5">
            <text:p>4.5</text:p>
          </table:table-cell>
          <table:table-cell table:formula="of:=[David_Vandorpe.C24]" office:value-type="float" office:value="9.25">
            <text:p>9.25</text:p>
          </table:table-cell>
          <table:table-cell table:formula="of:=[David_Vandorpe.C48]" office:value-type="float" office:value="20.1">
            <text:p>20.1</text:p>
          </table:table-cell>
          <table:table-cell table:formula="of:=[David_Vandorpe.C60]" office:value-type="float" office:value="4">
            <text:p>4</text:p>
          </table:table-cell>
          <table:table-cell table:formula="of:=[David_Vandorpe.C72]" office:value-type="float" office:value="0">
            <text:p>0</text:p>
          </table:table-cell>
          <table:table-cell table:number-columns-repeated="9"/>
          <table:table-cell table:style-name="ce8" table:formula="of:=SUM([.B8:.O8])" office:value-type="float" office:value="37.85">
            <text:p>37.85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Totaal groep per week</text:p>
          </table:table-cell>
          <table:table-cell table:style-name="ce7" table:formula="of:=SUM([.B2:.B8])" office:value-type="float" office:value="34.5">
            <text:p>34.5</text:p>
          </table:table-cell>
          <table:table-cell table:style-name="ce7" table:formula="of:=SUM([.C2:.C8])" office:value-type="float" office:value="49">
            <text:p>49</text:p>
          </table:table-cell>
          <table:table-cell table:style-name="ce7" table:formula="of:=SUM([.D2:.D8])" office:value-type="float" office:value="130.73">
            <text:p>130.73</text:p>
          </table:table-cell>
          <table:table-cell table:style-name="ce7" table:formula="of:=SUM([.E2:.E8])" office:value-type="float" office:value="21">
            <text:p>21</text:p>
          </table:table-cell>
          <table:table-cell table:style-name="ce7" table:formula="of:=SUM([.F2:.F8])" office:value-type="float" office:value="0">
            <text:p>0</text:p>
          </table:table-cell>
          <table:table-cell table:style-name="ce7" table:formula="of:=SUM([.G2:.G8])" office:value-type="float" office:value="0">
            <text:p>0</text:p>
          </table:table-cell>
          <table:table-cell table:style-name="ce7" table:formula="of:=SUM([.H2:.H8])" office:value-type="float" office:value="0">
            <text:p>0</text:p>
          </table:table-cell>
          <table:table-cell table:style-name="ce7" table:formula="of:=SUM([.I2:.I8])" office:value-type="float" office:value="0">
            <text:p>0</text:p>
          </table:table-cell>
          <table:table-cell table:style-name="ce7" table:formula="of:=SUM([.J2:.J8])" office:value-type="float" office:value="0">
            <text:p>0</text:p>
          </table:table-cell>
          <table:table-cell table:style-name="ce7" table:formula="of:=SUM([.K2:.K8])" office:value-type="float" office:value="0">
            <text:p>0</text:p>
          </table:table-cell>
          <table:table-cell table:style-name="ce7" table:formula="of:=SUM([.L2:.L8])" office:value-type="float" office:value="0">
            <text:p>0</text:p>
          </table:table-cell>
          <table:table-cell table:style-name="ce7" table:formula="of:=SUM([.M2:.M8])" office:value-type="float" office:value="0">
            <text:p>0</text:p>
          </table:table-cell>
          <table:table-cell table:style-name="ce7" table:formula="of:=SUM([.N2:.N8])" office:value-type="float" office:value="0">
            <text:p>0</text:p>
          </table:table-cell>
          <table:table-cell table:style-name="ce7" table:formula="of:=SUM([.O2:.O8])" office:value-type="float" office:value="0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ven_Bastiaens" table:style-name="ta2">
        <table:table-column table:style-name="co6" table:number-columns-repeated="3" table:default-cell-style-name="ce4"/>
        <table:table-column table:style-name="co8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2">
          <table:table-cell table:style-name="ce9" office:value-type="string" table:number-columns-spanned="4" table:number-rows-spanned="1">
            <text:p>Timesheets van Steven Bastiaen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0" table:number-columns-repeated="4"/>
          <table:table-cell table:number-columns-repeated="1020"/>
        </table:table-row>
        <table:table-row table:style-name="ro1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3">
            <text:p>13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Opgave bekijken en de verschillende technologieën snel eens bekij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Timesheet invullen, verslag 1 verder mak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18">
            <text:p>1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1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6.5">
            <text:p>6.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Verder: <text:s/>Herhaling slides gastles, opgave, cursus vorig jaar, schematische voorstelling opgave, beginselen van eigen voorstel van domein analys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6">
            <text:p>0.6</text:p>
          </table:table-cell>
          <table:table-cell table:style-name="ce15" office:value-type="string">
            <text:p>Verslag meeting 2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Hibernate framework: basis documentatie bekeken en (klein) example project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AngularJs: begin documentatie lez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4">
            <text:p>0.4</text:p>
          </table:table-cell>
          <table:table-cell table:style-name="ce15" office:value-type="string">
            <text:p>Use-case: afsluiten verzeker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bekijken/verbeteren use-cases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.7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Use-cases verbeter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.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Verslag meeting 3 intypen en op github zett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onderzoek rest api controllers, hibernat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[Backend] review, onderzoek backend , ..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[Backend] Rest controllers, models, migration, mapping, dao, (fixes: bug, sonarQube,..)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[Backend] Rest controllers, models, migration, mapping, dao, (fixes: bug, sonarQube,..), timesheet invulen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4.4">
            <text:p>4.4</text:p>
          </table:table-cell>
          <table:table-cell table:style-name="ce12" office:value-type="string">
            <text:p>[Backend] bug fixes, enchancments, problemen met localdatetime, pull requests</text:p>
          </table:table-cell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9.15">
            <text:p>19.1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[Backend] verder localdatetime</text:p>
          </table:table-cell>
          <table:table-cell table:number-columns-repeated="1020"/>
        </table:table-row>
        <table:table-row table:style-name="ro3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1.25">
            <text:p>1.25</text:p>
          </table:table-cell>
          <table:table-cell table:style-name="ce12" office:value-type="string">
            <text:p>Backend] Validators, pull requests reviewen</text:p>
          </table:table-cell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3.25">
            <text:p>3.25</text:p>
          </table:table-cell>
          <table:table-cell table:style-name="ce6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1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 table:number-rows-repeated="3">
          <table:table-cell table:style-name="ce12" table:number-columns-repeated="4"/>
          <table:table-cell table:number-columns-repeated="1020"/>
        </table:table-row>
        <table:table-row table:style-name="ro1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jamin_Cousaert" table:style-name="ta2">
        <table:table-column table:style-name="co6" table:number-columns-repeated="3" table:default-cell-style-name="ce4"/>
        <table:table-column table:style-name="co10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Benjamin Coussaert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pdracht</text:p>
          </table:table-cell>
          <table:table-cell table:number-columns-repeated="1020"/>
        </table:table-row>
        <table:table-row table:style-name="ro5" table:number-rows-repeated="7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">
            <text:p>3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Usecases oplijst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Afspraken en indeling documentatie opmak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25">
            <text:p>0.25</text:p>
          </table:table-cell>
          <table:table-cell table:style-name="ce12" office:value-type="string">
            <text:p>Opdracht milestone 1 kopieren naar issu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Domeinmodel opstell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s extra opstellen en documentatie organiseren github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75">
            <text:p>0.75</text:p>
          </table:table-cell>
          <table:table-cell table:style-name="ce15" office:value-type="string">
            <text:p>Usecases medewerkers opstell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5.25">
            <text:p>5.2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Pandoc documentatie en opstellen compilatie commando'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Webpack Documentatie lez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Usecase pdf opstell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Usecases nakijken en correcties aanbreng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Milestone 0.1 afmak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0.75">
            <text:p>0.75</text:p>
          </table:table-cell>
          <table:table-cell table:style-name="ce12" office:value-type="string">
            <text:p>Bespreking Milestone 1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2" office:value-type="float" office:value="3.5">
            <text:p>3.5</text:p>
          </table:table-cell>
          <table:table-cell table:style-name="ce12" office:value-type="string">
            <text:p>Opzetten frontend (webpack, typescript, sass, ...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Fixen typescrip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Verder uitwerken React Compone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Bootstrap toevoeg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README aanpassen met voorbeeld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Mogelijkheden bekijken voor I18n in Reac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Implementeer I18n in frontend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en React State mogelijkheden voor sessi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 Redux Router documentatie lez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Fetch installeren en companies list voorbeeld implementeren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23.25">
            <text:p>23.2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React-router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ootstrap design toevoegen met verschillende link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Split design in modules and make 404 pag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Show active link in navbar</text:p>
          </table:table-cell>
          <table:table-cell table:number-columns-repeated="1020"/>
        </table:table-row>
        <table:table-row table:style-name="ro5" table:number-rows-repeated="2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56])" office:value-type="float" office:value="7.5">
            <text:p>7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6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1:.C6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ls_Mak" table:style-name="ta1">
        <table:table-column table:style-name="co6" table:number-columns-repeated="3" table:default-cell-style-name="ce4"/>
        <table:table-column table:style-name="co11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Nils Mak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9">
            <text:p>19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over functionele analyse</text:p>
          </table:table-cell>
          <table:table-cell table:number-columns-repeated="1020"/>
        </table:table-row>
        <table:table-row table:style-name="ro5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Opzoekwerk begripp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Opstellen email naar Solva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oorbereiding vergadering &amp; printen nodige meeting document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Tweede meeting omtrent domeinmodel en 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3">
            <text:p>23/02/17</text:p>
          </table:table-cell>
          <table:table-cell table:style-name="ce15" office:value-type="float" office:value="1.5">
            <text:p>1.5</text:p>
          </table:table-cell>
          <table:table-cell table:style-name="ce15" office:value-type="string">
            <text:p>Construeren 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0.75">
            <text:p>0.75</text:p>
          </table:table-cell>
          <table:table-cell table:style-name="ce15" office:value-type="string">
            <text:p>Construeren use cases (opvragen premies etc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Verbeteren &amp; construeren use cases (simulatie etc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5">
            <text:p>6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review 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review &amp; formatting &amp; aanpassen 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Documentatie &amp; tutorial: React &amp; typescrip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2" office:value-type="float" office:value="0.4">
            <text:p>0.4</text:p>
          </table:table-cell>
          <table:table-cell table:style-name="ce12" office:value-type="string">
            <text:p>installatie nodige files frontend (lokaal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2" office:value-type="float" office:value="2.5">
            <text:p>2.5</text:p>
          </table:table-cell>
          <table:table-cell table:style-name="ce12" office:value-type="string">
            <text:p>React component AddCompany, toevoegen van i18n aan gemaakte compone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3.6">
            <text:p>3.6</text:p>
          </table:table-cell>
          <table:table-cell table:style-name="ce12" office:value-type="string">
            <text:p>React components AddUser, AddRole, AddVehicl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Resolving merge conflicts &amp; editing Add-component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Fixed css and small errors in AddRol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0.4">
            <text:p>0.4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2" office:value-type="float" office:value="0.25">
            <text:p>0.25</text:p>
          </table:table-cell>
          <table:table-cell table:style-name="ce12" office:value-type="string">
            <text:p>Setting up local server to test component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8])" office:value-type="float" office:value="15.15">
            <text:p>15.1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React component InfoTabl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Edit new css to Companies component, InfoTable compone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25">
            <text:p>0.25</text:p>
          </table:table-cell>
          <table:table-cell table:style-name="ce12" office:value-type="string">
            <text:p>Reviewed feedback &amp; extracted questions for the clie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PR github frontend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fixed console and translation errors InfoTable</text:p>
          </table:table-cell>
          <table:table-cell table:number-columns-repeated="1020"/>
        </table:table-row>
        <table:table-row table:style-name="ro5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3:.C50])" office:value-type="float" office:value="5.25">
            <text:p>5.2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5:.C62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5">
          <table:table-cell table:number-columns-repeated="1024"/>
        </table:table-row>
        <table:table-row table:style-name="ro6">
          <table:table-cell table:number-columns-repeated="2"/>
          <table:table-cell/>
          <table:table-cell table:number-columns-repeated="1021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Niko_Strijbol" table:style-name="ta2">
        <table:table-column table:style-name="co6" table:number-columns-repeated="3" table:default-cell-style-name="ce4"/>
        <table:table-column table:style-name="co12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Niko Strijbol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25">
            <text:p>1.25</text:p>
          </table:table-cell>
          <table:table-cell table:style-name="ce12" office:value-type="string">
            <text:p>Herhaling theorie, lezen opgav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.75">
            <text:p>1.75</text:p>
          </table:table-cell>
          <table:table-cell table:style-name="ce12" office:value-type="string">
            <text:p>Uitproberen functionele analys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.25">
            <text:p>1.25</text:p>
          </table:table-cell>
          <table:table-cell table:style-name="ce12" office:value-type="string">
            <text:p>Verder denken over domein (werken + evalueren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4">
            <text:p>24/02/17</text:p>
          </table:table-cell>
          <table:table-cell table:style-name="ce15" office:value-type="float" office:value="1.5">
            <text:p>1.5</text:p>
          </table:table-cell>
          <table:table-cell table:style-name="ce15" office:value-type="string">
            <text:p>Terminologie opzoeken (waarborg, vrijgestelde waarde), werken aan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0.25">
            <text:p>0.25</text:p>
          </table:table-cell>
          <table:table-cell table:style-name="ce15" office:value-type="string">
            <text:p>Maken voorstel voor use case (#16)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Bijscholen rest API, opstellen visie-docume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8.5">
            <text:p>8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7" office:value-type="float" office:value="1.5">
            <text:p>1.5</text:p>
          </table:table-cell>
          <table:table-cell table:style-name="ce17" office:value-type="string">
            <text:p>Werken aan use cases gebruiker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7" office:value-type="float" office:value="0.25">
            <text:p>0.25</text:p>
          </table:table-cell>
          <table:table-cell table:style-name="ce17" office:value-type="string">
            <text:p>Allerlei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7" office:value-type="float" office:value="1.33">
            <text:p>1.33</text:p>
          </table:table-cell>
          <table:table-cell table:style-name="ce17" office:value-type="string">
            <text:p>Meeting API 1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7" office:value-type="float" office:value="1.5">
            <text:p>1.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Spring uitleg, guides &amp; tutoria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7" office:value-type="float" office:value="1.5">
            <text:p>1.5</text:p>
          </table:table-cell>
          <table:table-cell table:style-name="ce17" office:value-type="string">
            <text:p>Zelf proberen van Spr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7" office:value-type="float" office:value="0.25">
            <text:p>0.25</text:p>
          </table:table-cell>
          <table:table-cell table:style-name="ce17" office:value-type="string">
            <text:p>Fun met git + klaarmaken pull reques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7" office:value-type="float" office:value="1.25">
            <text:p>1.25</text:p>
          </table:table-cell>
          <table:table-cell table:style-name="ce17" office:value-type="string">
            <text:p>Leer nog meer over Spring en pas code aa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Werken aan API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API, pull request review, varia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HTTP standaard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PR reviewen enzo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4">
            <text:p>04/03/17</text:p>
          </table:table-cell>
          <table:table-cell table:style-name="ce17" office:value-type="float" office:value="1.5">
            <text:p>1.5</text:p>
          </table:table-cell>
          <table:table-cell table:style-name="ce17" office:value-type="string">
            <text:p>TypeScript + React tutorial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7" office:value-type="float" office:value="1.25">
            <text:p>1.25</text:p>
          </table:table-cell>
          <table:table-cell table:style-name="ce17" office:value-type="string">
            <text:p>Backend: review + cod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API -ding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7" office:value-type="float" office:value="0.5">
            <text:p>0.5</text:p>
          </table:table-cell>
          <table:table-cell table:style-name="ce17" office:value-type="string">
            <text:p>PR review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4])" office:value-type="float" office:value="16.33">
            <text:p>16.33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9:.C56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6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1:.C6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10485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mien_Van_Steendam" table:style-name="ta1">
        <table:table-column table:style-name="co6" table:number-columns-repeated="3" table:default-cell-style-name="ce4"/>
        <table:table-column table:style-name="co13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Domien Van Steendam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7">
          <table:table-cell table:style-name="ce12"/>
          <table:table-cell table:style-name="ce13" office:value-type="date" office:date-value="2017-02-14">
            <text:p>14/02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Afspraken rond programmeren opstellen en timesheets aanmaken.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5">
            <text:p>15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Voorbereiding eerste brief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.5">
            <text:p>1.5</text:p>
          </table:table-cell>
          <table:table-cell table:style-name="ce12" office:value-type="string">
            <text:p>Opstelling richtlijnen en afspraken en Github readme bewerken.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slag meeting 1 uittypen, todo's, repo indeling, opgave nalezen</text:p>
          </table:table-cell>
          <table:table-cell table:number-columns-repeated="1020"/>
        </table:table-row>
        <table:table-row table:style-name="ro5">
          <table:table-cell table:style-name="ce12"/>
          <table:table-cell/>
          <table:table-cell table:style-name="ce12"/>
          <table:table-cell table:number-columns-repeated="1021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9">
            <text:p>9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dministratie en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Herhalen software ontwikkeling II en nadenken over use-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2">
            <text:p>22/02/17</text:p>
          </table:table-cell>
          <table:table-cell table:style-name="ce12" office:value-type="float" office:value="1.25">
            <text:p>1.25</text:p>
          </table:table-cell>
          <table:table-cell table:style-name="ce12" office:value-type="string">
            <text:p>Meeting 2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1.5">
            <text:p>1.5</text:p>
          </table:table-cell>
          <table:table-cell table:style-name="ce15" office:value-type="string">
            <text:p>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en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ontrole use cases + aanmaken use cases verz.maatsch.</text:p>
          </table:table-cell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.75">
            <text:p>6.7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7">
            <text:p>27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Controle use case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8">
            <text:p>28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Bundelen timesheets week 2 + individuele timesheets verbeter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8">
            <text:p>28/02/17</text:p>
          </table:table-cell>
          <table:table-cell table:style-name="ce12" office:value-type="float" office:value="1.75">
            <text:p>1.75</text:p>
          </table:table-cell>
          <table:table-cell table:style-name="ce12" office:value-type="string">
            <text:p>Kleine verbeteringen use cases en domeinmodel en voorbereiding 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3-01">
            <text:p>01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3-03">
            <text:p>03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Opzoekwerk flyway en algemene, administratieve control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3-04">
            <text:p>04/03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Flyway,migrations, pollen waarmee iedereen zich ondertussen al heeft mee beziggehoud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3-04">
            <text:p>04/03/17</text:p>
          </table:table-cell>
          <table:table-cell table:style-name="ce12" office:value-type="float" office:value="5.5">
            <text:p>5.5</text:p>
          </table:table-cell>
          <table:table-cell table:style-name="ce12" office:value-type="string">
            <text:p>Database ontwerp, Migrations, models en hun hibernate mappings, opzoekwerk hibernat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3-05">
            <text:p>05/03/17</text:p>
          </table:table-cell>
          <table:table-cell table:style-name="ce12" office:value-type="float" office:value="6.75">
            <text:p>6.75</text:p>
          </table:table-cell>
          <table:table-cell table:style-name="ce12" office:value-type="string">
            <text:p>migrations, models en mappings, issues &amp; organisatie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5])" office:value-type="float" office:value="20">
            <text:p>20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Issues, stand van zaken frontend controler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Pollen naar tests, pull requests reviewen, administrati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0:.C47])" office:value-type="float" office:value="1">
            <text:p>1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Karel_VandenBussche" table:style-name="ta2">
        <table:table-column table:style-name="co6" table:number-columns-repeated="3" table:default-cell-style-name="ce4"/>
        <table:table-column table:style-name="co14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Karel VandenBussche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 table:number-rows-repeated="6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3.5">
            <text:p>3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0">
            <text:p>20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Opzoekwerk over uitgebreid test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1">
            <text:p>21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erhaling software-ontwikkeling en opgave volledig verwerk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0.75">
            <text:p>0.75</text:p>
          </table:table-cell>
          <table:table-cell table:style-name="ce15" office:value-type="string">
            <text:p>Eerste versie van usecases milestone 1 uitwerk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Meeting 2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5">
            <text:p>25/02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Usecases milestone 1 verder uitwerken</text:p>
          </table:table-cell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6">
            <text:p>6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Usecase milestone 1 opmaak verzorgen + uitbreid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integration testing via spring framework: documentatie + zelf uitprober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0.75">
            <text:p>0.75</text:p>
          </table:table-cell>
          <table:table-cell table:style-name="ce15" office:value-type="string">
            <text:p>Opzoekwerk frontend test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2.5">
            <text:p>2.5</text:p>
          </table:table-cell>
          <table:table-cell table:style-name="ce15" office:value-type="string">
            <text:p>Kennis opdoen over mocking en andere handige tools bij het test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Backend testing en opzoekwerk automatisati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Kennis opdoen bij open-source project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Werken aan testhandleiding + vooruitzichten verdeling werk ms1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5">
            <text:p>05/03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Datalaag + frontend tests probeersels</text:p>
          </table:table-cell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36])" office:value-type="float" office:value="16.75">
            <text:p>16.7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table:number-columns-repeated="3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1:.C48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6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3:.C60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104851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vid_Vandorpe" table:style-name="ta2">
        <table:table-column table:style-name="co6" table:number-columns-repeated="3" table:default-cell-style-name="ce4"/>
        <table:table-column table:style-name="co15" table:default-cell-style-name="ce4"/>
        <table:table-column table:style-name="co9" table:default-cell-style-name="ce4"/>
        <table:table-column table:style-name="co7" table:number-columns-repeated="1019" table:default-cell-style-name="ce4"/>
        <table:table-row table:style-name="ro4">
          <table:table-cell table:style-name="ce9" office:value-type="string" table:number-columns-spanned="4" table:number-rows-spanned="1">
            <text:p>Timesheets van David Vandorpe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style-name="ce10" table:number-columns-repeated="4"/>
          <table:table-cell table:number-columns-repeated="1020"/>
        </table:table-row>
        <table:table-row table:style-name="ro5">
          <table:table-cell table:style-name="ce11" office:value-type="string">
            <text:p>Week 1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6">
            <text:p>16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ezen documentatie Spring framework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Presentatie over de opdrach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17">
            <text:p>17/02/17</text:p>
          </table:table-cell>
          <table:table-cell table:style-name="ce12" office:value-type="float" office:value="0.5">
            <text:p>0.5</text:p>
          </table:table-cell>
          <table:table-cell table:style-name="ce12" office:value-type="string">
            <text:p>Eerste meeting omtrent organisatie en planning</text:p>
          </table:table-cell>
          <table:table-cell table:number-columns-repeated="1020"/>
        </table:table-row>
        <table:table-row table:style-name="ro5" table:number-rows-repeated="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4:.C11])" office:value-type="float" office:value="4.5">
            <text:p>4.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2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0">
            <text:p>20/02/17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Opstellen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3" office:value-type="date" office:date-value="2017-02-21">
            <text:p>21/02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Grafische voorstelling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2">
            <text:p>22/02/17</text:p>
          </table:table-cell>
          <table:table-cell table:style-name="ce15" office:value-type="float" office:value="1.25">
            <text:p>1.25</text:p>
          </table:table-cell>
          <table:table-cell table:style-name="ce15" office:value-type="string">
            <text:p>Vergadering 2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5">
            <text:p>25/02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Lezen Ansible documentatie en begin opzetten server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6" office:value-type="date" office:date-value="2017-02-26">
            <text:p>26/02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Installeren Jenkins</text:p>
          </table:table-cell>
          <table:table-cell table:number-columns-repeated="1020"/>
        </table:table-row>
        <table:table-row table:style-name="ro5" table:number-rows-repeated="3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16:.C23])" office:value-type="float" office:value="9.25">
            <text:p>9.25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3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7">
            <text:p>27/02/17</text:p>
          </table:table-cell>
          <table:table-cell table:style-name="ce15" office:value-type="float" office:value="2.5">
            <text:p>2.5</text:p>
          </table:table-cell>
          <table:table-cell table:style-name="ce15" office:value-type="string">
            <text:p>Lezen documentatie en configureren Jenkin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Deadline domeinmodel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2-28">
            <text:p>28/02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Bespreking milestone 1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Capistrano voor documentati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4">
            <text:p>4</text:p>
          </table:table-cell>
          <table:table-cell table:style-name="ce15" office:value-type="string">
            <text:p>Debuggen lege /usr/bin/env binary?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HTTP auth en documentatie online plaatse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0.1">
            <text:p>0.1</text:p>
          </table:table-cell>
          <table:table-cell table:style-name="ce15" office:value-type="string">
            <text:p>Jenkins pull request plugin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Spring en Hibernate setup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Generische DAO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1">
            <text:p>01/03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Meeting 3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2">
            <text:p>02/03/17</text:p>
          </table:table-cell>
          <table:table-cell table:style-name="ce15" office:value-type="float" office:value="3">
            <text:p>3</text:p>
          </table:table-cell>
          <table:table-cell table:style-name="ce15" office:value-type="string">
            <text:p>SonarQube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Fix hibernate wanneer het project als jar runt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Init Flyway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3">
            <text:p>03/03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Jenkins Github Auth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5-04">
            <text:p>04/05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Lezen pull-request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5-05">
            <text:p>05/05/17</text:p>
          </table:table-cell>
          <table:table-cell table:style-name="ce15" office:value-type="float" office:value="1">
            <text:p>1</text:p>
          </table:table-cell>
          <table:table-cell table:style-name="ce15" office:value-type="string">
            <text:p>Opzetten Capistrano voor wekelijkse snapshot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5-05">
            <text:p>05/05/17</text:p>
          </table:table-cell>
          <table:table-cell table:style-name="ce15" office:value-type="float" office:value="0.5">
            <text:p>0.5</text:p>
          </table:table-cell>
          <table:table-cell table:style-name="ce15" office:value-type="string">
            <text:p>Kleine fixes (Jenkins, rolverdeling online, ...)</text:p>
          </table:table-cell>
          <table:table-cell table:number-columns-repeated="1020"/>
        </table:table-row>
        <table:table-row table:style-name="ro5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28:.C47])" office:value-type="float" office:value="20.1">
            <text:p>20.1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4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Verderwerken Dao en AbstractRestController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deployen /data en snapshots</text:p>
          </table:table-cell>
          <table:table-cell table:number-columns-repeated="1020"/>
        </table:table-row>
        <table:table-row table:style-name="ro5">
          <table:table-cell table:style-name="ce12"/>
          <table:table-cell table:style-name="ce14" office:value-type="date" office:date-value="2017-03-06">
            <text:p>06/03/17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Automatisch builden van javadocs bij deployen</text:p>
          </table:table-cell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52:.C59])" office:value-type="float" office:value="4">
            <text:p>4</text:p>
          </table:table-cell>
          <table:table-cell table:style-name="ce6"/>
          <table:table-cell table:number-columns-repeated="1020"/>
        </table:table-row>
        <table:table-row table:style-name="ro6" table:number-rows-repeated="2">
          <table:table-cell table:number-columns-repeated="1024"/>
        </table:table-row>
        <table:table-row table:style-name="ro5">
          <table:table-cell table:style-name="ce11" office:value-type="string">
            <text:p>Week 5</text:p>
          </table:table-cell>
          <table:table-cell table:style-name="ce11" office:value-type="string">
            <text:p>Datum</text:p>
          </table:table-cell>
          <table:table-cell table:style-name="ce11" office:value-type="string">
            <text:p>Aantal uren</text:p>
          </table:table-cell>
          <table:table-cell table:style-name="ce11" office:value-type="string">
            <text:p>Beschrijving</text:p>
          </table:table-cell>
          <table:table-cell table:number-columns-repeated="1020"/>
        </table:table-row>
        <table:table-row table:style-name="ro5" table:number-rows-repeated="2">
          <table:table-cell table:style-name="ce12"/>
          <table:table-cell table:style-name="ce14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 table:number-rows-repeated="3">
          <table:table-cell table:style-name="ce12" table:number-columns-repeated="4"/>
          <table:table-cell table:number-columns-repeated="1020"/>
        </table:table-row>
        <table:table-row table:style-name="ro5" table:number-rows-repeated="2">
          <table:table-cell table:style-name="ce12"/>
          <table:table-cell table:style-name="ce13"/>
          <table:table-cell table:style-name="ce12" table:number-columns-repeated="2"/>
          <table:table-cell table:number-columns-repeated="1020"/>
        </table:table-row>
        <table:table-row table:style-name="ro5">
          <table:table-cell table:style-name="ce11" office:value-type="string">
            <text:p>Weektotaal</text:p>
          </table:table-cell>
          <table:table-cell table:style-name="ce6"/>
          <table:table-cell table:style-name="ce6" table:formula="of:=SUM([.C64:.C71])" office:value-type="float" office:value="0">
            <text:p>0</text:p>
          </table:table-cell>
          <table:table-cell table:style-name="ce6"/>
          <table:table-cell table:number-columns-repeated="1020"/>
        </table:table-row>
        <table:table-row table:style-name="ro6" table:number-rows-repeated="1048503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11/03/2017</text:date>, <text:time>20:02:4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15-02-04T11:19:11Z</meta:creation-date>
    <dc:date>2017-03-11T20:02:45.22</dc:date>
    <meta:print-date>2017-03-07T01:38:41Z</meta:print-date>
    <meta:editing-cycles>39</meta:editing-cycles>
    <meta:editing-duration>PT1H53M39S</meta:editing-duration>
    <meta:document-statistic meta:table-count="8" meta:cell-count="809" meta:object-count="0"/>
  </office:meta>
</office:document-meta>
</file>